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Roboto" svg:font-family="Robo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403f53" loext:opacity="100%" style:font-name="Roboto Slab" fo:font-size="10pt" fo:font-weight="normal" fo:background-color="#fbfbfb" style:font-size-asian="10pt" style:font-size-complex="10pt"/>
    </style:style>
    <style:style style:name="P2" style:family="paragraph" style:parent-style-name="Standard">
      <style:text-properties style:font-name="Roboto Slab" fo:font-size="10pt" officeooo:rsid="0014e099" officeooo:paragraph-rsid="0014e099" style:font-size-asian="10pt" style:font-size-complex="10pt"/>
    </style:style>
    <style:style style:name="P3" style:family="paragraph" style:parent-style-name="Standard">
      <style:text-properties style:font-name="Roboto Slab" fo:font-size="10pt" officeooo:paragraph-rsid="0014e099" style:font-size-asian="10pt" style:font-size-complex="10pt"/>
    </style:style>
    <style:style style:name="P4" style:family="paragraph" style:parent-style-name="Standard">
      <style:paragraph-properties style:line-height-at-least="0.198in"/>
      <style:text-properties fo:color="#403f53" loext:opacity="100%" style:font-name="Roboto Slab" fo:font-size="10pt" fo:font-weight="normal" fo:background-color="#fbfbfb" style:font-size-asian="10pt" style:font-size-complex="10pt"/>
    </style:style>
    <style:style style:name="P5" style:family="paragraph" style:parent-style-name="Standard">
      <style:paragraph-properties style:line-height-at-least="0.198in"/>
      <style:text-properties fo:color="#994cc3" loext:opacity="100%" style:font-name="Roboto Slab" fo:font-size="10pt" fo:font-style="italic" fo:font-weight="normal" fo:background-color="#fbfbfb" style:font-size-asian="10pt" style:font-size-complex="10pt"/>
    </style:style>
    <style:style style:name="P6" style:family="paragraph" style:parent-style-name="Standard">
      <style:text-properties style:font-name="Roboto Slab" fo:font-size="10pt" officeooo:rsid="0014e099" officeooo:paragraph-rsid="0014e099" style:font-size-asian="10pt" style:font-size-complex="10pt"/>
    </style:style>
    <style:style style:name="P7" style:family="paragraph" style:parent-style-name="Standard">
      <style:text-properties style:font-name="Roboto Slab" fo:font-size="10pt" officeooo:paragraph-rsid="0014e099" style:font-size-asian="10pt" style:font-size-complex="10pt"/>
    </style:style>
    <style:style style:name="P8" style:family="paragraph" style:parent-style-name="Standard">
      <style:text-properties style:font-name="Roboto Slab" fo:font-size="10pt" officeooo:paragraph-rsid="0018c647" style:font-size-asian="10pt" style:font-size-complex="10pt"/>
    </style:style>
    <style:style style:name="P9" style:family="paragraph" style:parent-style-name="Standard">
      <style:paragraph-properties style:line-height-at-least="0.198in"/>
      <style:text-properties style:font-name="Roboto Slab" fo:font-size="10pt" style:font-size-asian="10pt" style:font-size-complex="10pt"/>
    </style:style>
    <style:style style:name="P10" style:family="paragraph" style:parent-style-name="Standard">
      <style:text-properties style:font-name="Roboto Slab" fo:font-size="10pt" fo:font-weight="bold" officeooo:paragraph-rsid="0014e09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Roboto Slab" fo:font-size="10pt" fo:font-weight="bold" officeooo:rsid="0014e099" officeooo:paragraph-rsid="0014e099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Roboto Slab" fo:font-size="10pt" fo:font-weight="bold" officeooo:rsid="0016e124" officeooo:paragraph-rsid="0016e124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Roboto Slab" fo:font-size="10pt" fo:font-weight="normal" officeooo:rsid="0014e099" officeooo:paragraph-rsid="0014e099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Roboto Slab" fo:font-size="10pt" fo:font-weight="normal" officeooo:rsid="001d2179" officeooo:paragraph-rsid="001d2179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Roboto Slab" fo:font-size="10pt" fo:font-weight="normal" officeooo:paragraph-rsid="0014e09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fo:color="#403f53" loext:opacity="100%" style:font-name="Roboto Slab" fo:font-size="10pt" fo:font-weight="normal" officeooo:paragraph-rsid="0014e099" fo:background-color="#fbfbfb" style:font-size-asian="10pt" style:font-size-complex="10pt"/>
    </style:style>
    <style:style style:name="T1" style:family="text">
      <style:text-properties officeooo:rsid="0014e0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e099" style:font-weight-asian="normal" style:font-weight-complex="normal"/>
    </style:style>
    <style:style style:name="T6" style:family="text">
      <style:text-properties fo:font-weight="normal" officeooo:rsid="0018c647" style:font-weight-asian="normal" style:font-weight-complex="normal"/>
    </style:style>
    <style:style style:name="T7" style:family="text">
      <style:text-properties fo:color="#994cc3" loext:opacity="100%"/>
    </style:style>
    <style:style style:name="T8" style:family="text">
      <style:text-properties fo:color="#994cc3" loext:opacity="100%" fo:font-style="italic"/>
    </style:style>
    <style:style style:name="T9" style:family="text">
      <style:text-properties fo:color="#111111" loext:opacity="100%"/>
    </style:style>
    <style:style style:name="T10" style:family="text">
      <style:text-properties fo:color="#c96765" loext:opacity="100%"/>
    </style:style>
    <style:style style:name="T11" style:family="text">
      <style:text-properties fo:color="#c96765" loext:opacity="100%" officeooo:rsid="001bb298"/>
    </style:style>
    <style:style style:name="T12" style:family="text">
      <style:text-properties fo:color="#4876d6" loext:opacity="100%"/>
    </style:style>
    <style:style style:name="T13" style:family="text">
      <style:text-properties fo:color="#4876d6" loext:opacity="100%" fo:font-style="italic"/>
    </style:style>
    <style:style style:name="T14" style:family="text">
      <style:text-properties fo:color="#aa0982" loext:opacity="100%"/>
    </style:style>
    <style:style style:name="T15" style:family="text">
      <style:text-properties fo:color="#939dbb" loext:opacity="100%"/>
    </style:style>
    <style:style style:name="T16" style:family="text">
      <style:text-properties fo:color="#939dbb" loext:opacity="100%" fo:font-style="italic"/>
    </style:style>
    <style:style style:name="T17" style:family="text">
      <style:text-properties fo:color="#0c969b" loext:opacity="100%"/>
    </style:style>
    <style:style style:name="T18" style:family="text">
      <style:text-properties fo:color="#0c969b" loext:opacity="100%" fo:font-style="italic"/>
    </style:style>
    <style:style style:name="T19" style:family="text">
      <style:text-properties officeooo:rsid="0017c222"/>
    </style:style>
    <style:style style:name="T20" style:family="text">
      <style:text-properties officeooo:rsid="001a7399"/>
    </style:style>
    <style:style style:name="T21" style:family="text">
      <style:text-properties style:font-name="Roboto Slab" fo:font-size="10pt" fo:font-weight="bold" officeooo:rsid="0014e099" style:font-size-asian="10pt" style:font-weight-asian="bold" style:font-size-complex="10pt" style:font-weight-complex="bold"/>
    </style:style>
    <style:style style:name="T22" style:family="text">
      <style:text-properties style:font-name="Roboto Slab" fo:font-size="10pt" officeooo:rsid="0014e099" style:font-size-asian="10pt" style:font-size-complex="10pt"/>
    </style:style>
    <style:style style:name="T23" style:family="text">
      <style:text-properties style:font-name="Roboto Slab" fo:font-size="10pt" fo:font-weight="normal" officeooo:rsid="0014e099" style:font-size-asian="10pt" style:font-weight-asian="normal" style:font-size-complex="10pt" style:font-weight-complex="normal"/>
    </style:style>
    <style:style style:name="T24" style:family="text">
      <style:text-properties fo:color="#403f53" loext:opacity="100%" fo:font-weight="normal" fo:background-color="#fbfbfb" loext:char-shading-value="0"/>
    </style:style>
    <style:style style:name="T25" style:family="text">
      <style:text-properties fo:color="#989fb1" loext:opacity="100%"/>
    </style:style>
    <style:style style:name="T26" style:family="text">
      <style:text-properties fo:color="#989fb1" loext:opacity="100%" fo:font-style="italic"/>
    </style:style>
    <style:style style:name="T27" style:family="text">
      <style:text-properties officeooo:rsid="001bb298"/>
    </style:style>
    <style:style style:name="T28" style:family="text">
      <style:text-properties fo:font-size="10pt" fo:font-weight="bold" officeooo:rsid="0014e099" style:font-size-asian="10pt" style:font-weight-asian="bold" style:font-size-complex="10pt" style:font-weight-complex="bold"/>
    </style:style>
    <style:style style:name="T29" style:family="text">
      <style:text-properties fo:font-size="10pt" officeooo:rsid="0014e099" style:font-size-asian="10pt" style:font-size-complex="10pt"/>
    </style:style>
    <style:style style:name="T30" style:family="text">
      <style:text-properties fo:font-size="10pt" fo:font-weight="normal" officeooo:rsid="0014e099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xperiment No</text:span> : <text:span text:style-name="T20">5</text:span></text:p>
      <text:p text:style-name="P2"/>
      <text:p text:style-name="P3"><text:span text:style-name="T3">Aim</text:span><text:span text:style-name="T1"> : </text:span>Write a C/C++ program to read a Well Formed Formula(wff) in Propositional Logic and determine whether a given wff is satisfiable or valid.</text:p>
      <text:p text:style-name="P2"/>
      <text:p text:style-name="P3"><text:span text:style-name="T3">Theory</text:span><text:span text:style-name="T1"> : </text:span></text:p>
      <text:p text:style-name="P10">Propositional Logic:</text:p>
      <text:p text:style-name="P3">Propositional logic, also known as sentential logic and statement logic, is the branch of logic</text:p>
      <text:p text:style-name="P3">that studies ways of joining and/or modifying entire propositions, statements or sentences</text:p>
      <text:p text:style-name="P3">to form more complicated propositions, statements or sentences, as well as the logical relationships and properties that are derived from these methods of combining or altering</text:p>
      <text:p text:style-name="P3">statements.</text:p>
      <text:p text:style-name="P10">Well Formed Formula(WFF):</text:p>
      <text:p text:style-name="P3">Any expression that obeys the syntactic rules of propositional logic is called a well-formed</text:p>
      <text:p text:style-name="P3">formula, or WFF. These rules are:</text:p>
      <text:p text:style-name="P3">1. Any capital letter by itself is a WFF.</text:p>
      <text:p text:style-name="P3">2. Any WFF can be prefixed with . (The result will be a WFF too.)</text:p>
      <text:p text:style-name="P3">3. Any two WFFs can be put together with one of ·, ∨, ⊃, or ≡ between them, enclosing</text:p>
      <text:p text:style-name="P3">the result in parentheses. (This will be a WFF too.)</text:p>
      <text:p text:style-name="P13"/>
      <text:p text:style-name="P2"><text:span text:style-name="T2">Code</text:span><text:span text:style-name="T4"> :</text:span></text:p>
      <text:p text:style-name="P16"><text:span text:style-name="T7">#</text:span><text:span text:style-name="T8">include</text:span><text:span text:style-name="T9">&lt;</text:span><text:span text:style-name="T10">iostream</text:span><text:span text:style-name="T9">&gt;</text:span></text:p>
      <text:p text:style-name="P1"><text:span text:style-name="T7">#</text:span><text:span text:style-name="T8">include</text:span><text:span text:style-name="T9">&lt;</text:span><text:span text:style-name="T10">bitset</text:span><text:span text:style-name="T9">&gt;</text:span></text:p>
      <text:p text:style-name="P1"><text:span text:style-name="T7">#</text:span><text:span text:style-name="T8">include</text:span><text:span text:style-name="T9">&lt;</text:span><text:span text:style-name="T10">string</text:span><text:span text:style-name="T9">&gt;</text:span></text:p>
      <text:p text:style-name="P1"><text:span text:style-name="T7">#</text:span><text:span text:style-name="T8">include</text:span><text:span text:style-name="T9">&lt;</text:span><text:span text:style-name="T10">stack</text:span><text:span text:style-name="T9">&gt;</text:span></text:p>
      <text:p text:style-name="P1"><text:span text:style-name="T7">#</text:span><text:span text:style-name="T8">include</text:span><text:span text:style-name="T9">&lt;</text:span><text:span text:style-name="T10">list</text:span><text:span text:style-name="T9">&gt;</text:span></text:p>
      <text:p text:style-name="P1"><text:span text:style-name="T7">#</text:span><text:span text:style-name="T8">include</text:span><text:span text:style-name="T9">&lt;</text:span><text:span text:style-name="T10">vector</text:span><text:span text:style-name="T9">&gt;</text:span></text:p>
      <text:p text:style-name="P1"><text:span text:style-name="T7">#</text:span><text:span text:style-name="T8">include</text:span><text:span text:style-name="T9">&lt;</text:span><text:span text:style-name="T10">algorithm</text:span><text:span text:style-name="T9">&gt;</text:span></text:p>
      <text:p text:style-name="P1"><text:span text:style-name="T7">#</text:span><text:span text:style-name="T8">include</text:span><text:span text:style-name="T9">&lt;</text:span><text:span text:style-name="T10">map</text:span><text:span text:style-name="T9">&gt;</text:span></text:p>
      <text:p text:style-name="P1"><text:span text:style-name="T7">using</text:span> <text:span text:style-name="T7">namespace</text:span> std;</text:p>
      <text:p text:style-name="P1"><text:span text:style-name="T7">#</text:span><text:span text:style-name="T8">define</text:span> <text:span text:style-name="T13">MAX_EXPR_SIZE</text:span> <text:span text:style-name="T14">100</text:span></text:p>
      <text:p text:style-name="P1"><text:span text:style-name="T7">int</text:span> <text:span text:style-name="T12">numVars</text:span>;</text:p>
      <text:p text:style-name="P1"><text:span text:style-name="T12">map</text:span><text:span text:style-name="T7">&lt;</text:span><text:span text:style-name="T12">string</text:span>,<text:span text:style-name="T7">int&gt;</text:span> <text:span text:style-name="T12">varPos</text:span>;<text:span text:style-name="T15"> // </text:span><text:span text:style-name="T16">Position of a variable in bitset</text:span></text:p>
      <text:p text:style-name="P1"><text:span text:style-name="T7">typedef</text:span> <text:span text:style-name="T7">enum</text:span> <text:span text:style-name="T12">TokenType</text:span>{</text:p>
      <text:p text:style-name="P1"><text:span text:style-name="T12">VAR</text:span>,</text:p>
      <text:p text:style-name="P1"><text:span text:style-name="T12">AND</text:span>,</text:p>
      <text:p text:style-name="P1"><text:span text:style-name="T12">OR</text:span>,</text:p>
      <text:p text:style-name="P1"><text:span text:style-name="T12">NOT</text:span>,</text:p>
      <text:p text:style-name="P1"><text:span text:style-name="T12">OPEN_PAREN</text:span>,</text:p>
      <text:p text:style-name="P1"><text:span text:style-name="T12">CLOSE_PAREN</text:span>,</text:p>
      <text:p text:style-name="P1">}<text:span text:style-name="T12">TokenType</text:span>;</text:p>
      <text:p text:style-name="P1"><text:span text:style-name="T7">int</text:span> <text:span text:style-name="T13">precendence</text:span>(<text:span text:style-name="T12">TokenType</text:span> t){</text:p>
      <text:p text:style-name="P1"><text:span text:style-name="T8">switch</text:span>(t){</text:p>
      <text:p text:style-name="P1"><text:span text:style-name="T8">case</text:span> <text:span text:style-name="T12">AND</text:span>:</text:p>
      <text:p text:style-name="P1"><text:span text:style-name="T8">case</text:span> <text:span text:style-name="T12">OR</text:span>:</text:p>
      <text:p text:style-name="P1"><text:span text:style-name="T8">return</text:span> <text:span text:style-name="T14">1</text:span>;</text:p>
      <text:p text:style-name="P1"><text:span text:style-name="T8">case</text:span> <text:span text:style-name="T12">NOT</text:span>:</text:p>
      <text:p text:style-name="P1"><text:span text:style-name="T8">return</text:span> <text:span text:style-name="T14">2</text:span>;</text:p>
      <text:p text:style-name="P1"><text:span text:style-name="T8">default</text:span>:</text:p>
      <text:p text:style-name="P1"><text:span text:style-name="T8">return</text:span> <text:span text:style-name="T17">-</text:span><text:span text:style-name="T14">1</text:span>;</text:p>
      <text:p text:style-name="P1">}</text:p>
      <text:p text:style-name="P1">}</text:p>
      <text:p text:style-name="P1"><text:soft-page-break/><text:span text:style-name="T7">typedef</text:span> <text:span text:style-name="T7">struct</text:span> <text:span text:style-name="T12">Token</text:span>{</text:p>
      <text:p text:style-name="P1"><text:span text:style-name="T12">string</text:span> <text:span text:style-name="T17">name</text:span>;</text:p>
      <text:p text:style-name="P1"><text:span text:style-name="T12">TokenType</text:span> <text:span text:style-name="T17">type</text:span>;</text:p>
      <text:p text:style-name="P1"><text:span text:style-name="T7">bool</text:span> <text:span text:style-name="T17">value</text:span>;</text:p>
      <text:p text:style-name="P1"><text:span text:style-name="T13">Token</text:span>(){<text:span text:style-name="T17">name</text:span><text:span text:style-name="T13">=</text:span><text:span text:style-name="T9">""</text:span>,<text:span text:style-name="T17">type</text:span><text:span text:style-name="T7">=</text:span><text:span text:style-name="T12">VAR</text:span>;}</text:p>
      <text:p text:style-name="P1"><text:span text:style-name="T13">Token</text:span>(<text:span text:style-name="T12">string</text:span> v,<text:span text:style-name="T12">TokenType</text:span> t):<text:span text:style-name="T18">name</text:span>(v),<text:span text:style-name="T18">type</text:span>(t){}</text:p>
      <text:p text:style-name="P1"><text:span text:style-name="T13">Token</text:span>(<text:span text:style-name="T12">TokenType</text:span> t,<text:span text:style-name="T7">bool</text:span> v):<text:span text:style-name="T18">name</text:span>(<text:span text:style-name="T9">""</text:span>),<text:span text:style-name="T18">type</text:span>(t),<text:span text:style-name="T18">value</text:span>(v){}</text:p>
      <text:p text:style-name="P1"><text:span text:style-name="T7">void</text:span> <text:span text:style-name="T13">setValue</text:span>(<text:span text:style-name="T12">bitset</text:span>&lt;<text:span text:style-name="T14">1</text:span><text:span text:style-name="T17">+</text:span><text:span text:style-name="T13">MAX_EXPR_SIZE</text:span><text:span text:style-name="T17">/</text:span><text:span text:style-name="T14">2</text:span>&gt; values){</text:p>
      <text:p text:style-name="P1"><text:span text:style-name="T17">value</text:span><text:span text:style-name="T7">=</text:span>values<text:span text:style-name="T13">[</text:span><text:span text:style-name="T12">varPos</text:span><text:span text:style-name="T13">[</text:span><text:span text:style-name="T17">name</text:span><text:span text:style-name="T13">]]</text:span>;</text:p>
      <text:p text:style-name="P1">}</text:p>
      <text:p text:style-name="P1">}<text:span text:style-name="T12">Token</text:span>;</text:p>
      <text:p text:style-name="P1"><text:span text:style-name="T7">typedef</text:span> <text:span text:style-name="T7">struct</text:span> <text:span text:style-name="T12">valueNode</text:span>{</text:p>
      <text:p text:style-name="P1"><text:span text:style-name="T12">bitset</text:span><text:span text:style-name="T7">&lt;</text:span><text:span text:style-name="T14">1</text:span><text:span text:style-name="T17">+</text:span><text:span text:style-name="T13">MAX_EXPR_SIZE</text:span><text:span text:style-name="T17">/</text:span><text:span text:style-name="T14">2</text:span><text:span text:style-name="T7">&gt;</text:span> <text:span text:style-name="T17">varValues</text:span>;</text:p>
      <text:p text:style-name="P1"><text:span text:style-name="T7">int</text:span> <text:span text:style-name="T17">idx</text:span>;</text:p>
      <text:p text:style-name="P1">}<text:span text:style-name="T12">node</text:span>;</text:p>
      <text:p text:style-name="P1"><text:span text:style-name="T7">bool</text:span> <text:span text:style-name="T13">isOp</text:span>(<text:span text:style-name="T7">char</text:span> x){</text:p>
      <text:p text:style-name="P1"><text:span text:style-name="T8">switch</text:span>(x){</text:p>
      <text:p text:style-name="P1"><text:span text:style-name="T8">case</text:span> <text:span text:style-name="T9">'</text:span><text:span text:style-name="T10">&amp;</text:span><text:span text:style-name="T9">'</text:span>:</text:p>
      <text:p text:style-name="P1"><text:span text:style-name="T8">case</text:span> <text:span text:style-name="T9">'</text:span><text:span text:style-name="T10">|</text:span><text:span text:style-name="T9">'</text:span>:</text:p>
      <text:p text:style-name="P1"><text:span text:style-name="T8">case</text:span> <text:span text:style-name="T9">'</text:span><text:span text:style-name="T10">~</text:span><text:span text:style-name="T9">'</text:span>:</text:p>
      <text:p text:style-name="P1"><text:span text:style-name="T8">case</text:span> <text:span text:style-name="T9">'</text:span><text:span text:style-name="T10">)</text:span><text:span text:style-name="T9">'</text:span>:</text:p>
      <text:p text:style-name="P1"><text:span text:style-name="T8">case</text:span> <text:span text:style-name="T9">'</text:span><text:span text:style-name="T10">(</text:span><text:span text:style-name="T9">'</text:span>:</text:p>
      <text:p text:style-name="P1"><text:span text:style-name="T8">return</text:span> <text:span text:style-name="T12">true</text:span>;</text:p>
      <text:p text:style-name="P1"><text:span text:style-name="T8">default</text:span>:</text:p>
      <text:p text:style-name="P1"><text:span text:style-name="T8">return</text:span> <text:span text:style-name="T12">false</text:span>;</text:p>
      <text:p text:style-name="P1">}</text:p>
      <text:p text:style-name="P1">}</text:p>
      <text:p text:style-name="P1"><text:span text:style-name="T7">bool</text:span> <text:span text:style-name="T13">cmpVars</text:span>(<text:span text:style-name="T12">pair</text:span>&lt;<text:span text:style-name="T12">string</text:span>,<text:span text:style-name="T7">int</text:span>&gt;<text:span text:style-name="T8">&amp;</text:span> a, <text:span text:style-name="T12">pair</text:span>&lt;<text:span text:style-name="T12">string</text:span>,<text:span text:style-name="T7">int</text:span>&gt;<text:span text:style-name="T8">&amp;</text:span> b){</text:p>
      <text:p text:style-name="P1"><text:span text:style-name="T8">return</text:span> a.<text:span text:style-name="T17">second</text:span><text:span text:style-name="T7">&lt;</text:span> b.<text:span text:style-name="T17">second</text:span>;</text:p>
      <text:p text:style-name="P1">}</text:p>
      <text:p text:style-name="P1"><text:span text:style-name="T7">void</text:span> <text:span text:style-name="T13">printStack</text:span>(<text:span text:style-name="T12">stack</text:span>&lt;<text:span text:style-name="T12">Token</text:span>&gt; t){</text:p>
      <text:p text:style-name="P1"><text:span text:style-name="T8">while</text:span>(<text:span text:style-name="T7">!</text:span>t.<text:span text:style-name="T13">empty</text:span>()){</text:p>
      <text:p text:style-name="P1"><text:span text:style-name="T12">cout</text:span><text:span text:style-name="T13">&lt;&lt;</text:span>t.<text:span text:style-name="T13">top</text:span>().<text:span text:style-name="T17">name</text:span><text:span text:style-name="T13">&lt;&lt;endl</text:span>;</text:p>
      <text:p text:style-name="P1">t.<text:span text:style-name="T13">pop</text:span>();</text:p>
      <text:p text:style-name="P1">}</text:p>
      <text:p text:style-name="P1">}</text:p>
      <text:p text:style-name="P1"><text:span text:style-name="T7">void</text:span> <text:span text:style-name="T13">printTableHeader</text:span>(<text:span text:style-name="T12">string</text:span> inputExp){</text:p>
      <text:p text:style-name="P1"><text:span text:style-name="T12">vector</text:span><text:span text:style-name="T7">&lt;</text:span><text:span text:style-name="T12">pair</text:span><text:span text:style-name="T7">&lt;</text:span><text:span text:style-name="T12">string</text:span>,<text:span text:style-name="T7">int&gt;&gt;</text:span> <text:span text:style-name="T12">variables</text:span>;</text:p>
      <text:p text:style-name="P1"><text:span text:style-name="T8">for</text:span>(<text:span text:style-name="T7">auto</text:span> <text:span text:style-name="T12">pairs</text:span>: <text:span text:style-name="T12">varPos</text:span>)</text:p>
      <text:p text:style-name="P1"><text:span text:style-name="T12">variables</text:span>.<text:span text:style-name="T13">push_back</text:span>(<text:span text:style-name="T12">pairs</text:span>);</text:p>
      <text:p text:style-name="P1"><text:span text:style-name="T13">sort</text:span>(<text:span text:style-name="T12">variables</text:span>.<text:span text:style-name="T13">begin</text:span>(),<text:span text:style-name="T12">variables</text:span>.<text:span text:style-name="T13">end</text:span>(),<text:span text:style-name="T13">cmpVars</text:span>);</text:p>
      <text:p text:style-name="P1"><text:span text:style-name="T8">for</text:span>(<text:span text:style-name="T7">auto</text:span> <text:span text:style-name="T12">pairs</text:span>:<text:span text:style-name="T12">variables</text:span>)</text:p>
      <text:p text:style-name="P1"><text:span text:style-name="T12">cout</text:span><text:span text:style-name="T13">&lt;&lt;</text:span><text:span text:style-name="T12">pairs</text:span>.<text:span text:style-name="T17">first</text:span><text:span text:style-name="T13">&lt;&lt;</text:span><text:span text:style-name="T9">"</text:span><text:span text:style-name="T10"> ; </text:span><text:span text:style-name="T9">"</text:span>;</text:p>
      <text:p text:style-name="P1"><text:span text:style-name="T12">cout</text:span><text:span text:style-name="T13">&lt;&lt;</text:span>inputExp<text:span text:style-name="T13">&lt;&lt;endl</text:span>;</text:p>
      <text:p text:style-name="P1">}</text:p>
      <text:p text:style-name="P1"><text:span text:style-name="T7">void</text:span> <text:span text:style-name="T13">printValues</text:span>(<text:span text:style-name="T12">bitset</text:span>&lt;<text:span text:style-name="T14">1</text:span><text:span text:style-name="T17">+</text:span><text:span text:style-name="T13">MAX_EXPR_SIZE</text:span><text:span text:style-name="T17">/</text:span><text:span text:style-name="T14">2</text:span>&gt; values, <text:span text:style-name="T7">bool</text:span> result){</text:p>
      <text:p text:style-name="P1"><text:span text:style-name="T7">int</text:span> <text:span text:style-name="T12">i</text:span>;</text:p>
      <text:p text:style-name="P1"><text:span text:style-name="T8">for</text:span>(<text:span text:style-name="T12">i</text:span><text:span text:style-name="T7">=</text:span><text:span text:style-name="T14">0</text:span>;<text:span text:style-name="T12">i</text:span><text:span text:style-name="T7">&lt;</text:span><text:span text:style-name="T12">numVars</text:span>;<text:span text:style-name="T12">i</text:span><text:span text:style-name="T7">++</text:span>){</text:p>
      <text:p text:style-name="P1"><text:span text:style-name="T12">cout</text:span><text:span text:style-name="T13">&lt;&lt;</text:span>values<text:span text:style-name="T13">[</text:span><text:span text:style-name="T12">i</text:span><text:span text:style-name="T13">]&lt;&lt;</text:span><text:span text:style-name="T9">"</text:span><text:span text:style-name="T10"> ; </text:span><text:span text:style-name="T9">"</text:span>;</text:p>
      <text:p text:style-name="P1">}</text:p>
      <text:p text:style-name="P1"><text:span text:style-name="T12">cout</text:span><text:span text:style-name="T13">&lt;&lt;</text:span><text:span text:style-name="T9">"</text:span><text:span text:style-name="T10"> </text:span><text:span text:style-name="T9">"</text:span><text:span text:style-name="T13">&lt;&lt;</text:span>result<text:span text:style-name="T13">&lt;&lt;endl</text:span>;</text:p>
      <text:p text:style-name="P1"><text:soft-page-break/><text:span text:style-name="T8">return</text:span>;</text:p>
      <text:p text:style-name="P1">}</text:p>
      <text:p text:style-name="P1"><text:span text:style-name="T8">inline</text:span> <text:span text:style-name="T7">void</text:span> <text:span text:style-name="T13">parseBinaryOp</text:span>(<text:span text:style-name="T7">int</text:span> idx, <text:span text:style-name="T12">stack</text:span>&lt;<text:span text:style-name="T12">Token</text:span>&gt; <text:span text:style-name="T8">*</text:span>postfix,<text:span text:style-name="T12">stack</text:span>&lt;<text:span text:style-name="T12">Token</text:span>&gt; <text:span text:style-name="T8">*</text:span>op, <text:span text:style-name="T12">string</text:span></text:p>
      <text:p text:style-name="P1">input){</text:p>
      <text:p text:style-name="P1"><text:span text:style-name="T8">while</text:span>(<text:span text:style-name="T7">!</text:span>op-&gt;<text:span text:style-name="T13">empty</text:span>() <text:span text:style-name="T7">&amp;&amp;</text:span> <text:span text:style-name="T13">precendence</text:span>(op-&gt;<text:span text:style-name="T13">top</text:span>().<text:span text:style-name="T17">type</text:span>)<text:span text:style-name="T7">&gt;=</text:span><text:span text:style-name="T14">1</text:span>){</text:p>
      <text:p text:style-name="P1">postfix-&gt;<text:span text:style-name="T13">push</text:span>(op-&gt;<text:span text:style-name="T13">top</text:span>());</text:p>
      <text:p text:style-name="P1">op-&gt;<text:span text:style-name="T13">pop</text:span>();</text:p>
      <text:p text:style-name="P1">}</text:p>
      <text:p text:style-name="P1">op-&gt;<text:span text:style-name="T13">emplace</text:span>(input.<text:span text:style-name="T13">substr</text:span>(idx,<text:span text:style-name="T14">1</text:span>),input<text:span text:style-name="T13">[</text:span>idx<text:span text:style-name="T13">]</text:span><text:span text:style-name="T7">==</text:span><text:span text:style-name="T9">'</text:span><text:span text:style-name="T10">&amp;</text:span><text:span text:style-name="T9">'</text:span> <text:span text:style-name="T7">?</text:span> <text:span text:style-name="T12">AND</text:span><text:span text:style-name="T7">:</text:span><text:span text:style-name="T12">OR</text:span>);</text:p>
      <text:p text:style-name="P1"><text:span text:style-name="T15">//</text:span><text:span text:style-name="T16">check for correctness of input</text:span></text:p>
      <text:p text:style-name="P1"><text:span text:style-name="T8">if</text:span>(input<text:span text:style-name="T13">[</text:span>idx<text:span text:style-name="T17">+</text:span><text:span text:style-name="T14">1</text:span><text:span text:style-name="T13">]</text:span><text:span text:style-name="T7">!=</text:span><text:span text:style-name="T9">'</text:span><text:span text:style-name="T10">~</text:span><text:span text:style-name="T9">'</text:span> <text:span text:style-name="T7">&amp;&amp;</text:span> <text:span text:style-name="T13">isOp</text:span>(input<text:span text:style-name="T13">[</text:span>idx<text:span text:style-name="T17">+</text:span><text:span text:style-name="T14">1</text:span><text:span text:style-name="T13">]</text:span>)){</text:p>
      <text:p text:style-name="P1"><text:span text:style-name="T12">cout</text:span><text:span text:style-name="T13">&lt;&lt;</text:span><text:span text:style-name="T9">"</text:span><text:span text:style-name="T10">Error at operator </text:span><text:span text:style-name="T9">"</text:span><text:span text:style-name="T13">&lt;&lt;</text:span>idx<text:span text:style-name="T17">+</text:span><text:span text:style-name="T14">1</text:span><text:span text:style-name="T13">&lt;&lt;</text:span><text:span text:style-name="T9">"</text:span><text:span text:style-name="T10"> i.e. </text:span><text:span text:style-name="T9">"</text:span><text:span text:style-name="T13">&lt;&lt;</text:span>input<text:span text:style-name="T13">[</text:span>idx<text:span text:style-name="T17">+</text:span><text:span text:style-name="T14">1</text:span><text:span text:style-name="T13">]</text:span>;</text:p>
      <text:p text:style-name="P1"><text:span text:style-name="T12">cout</text:span><text:span text:style-name="T13">&lt;&lt;</text:span><text:span text:style-name="T9">"</text:span><text:span text:style-name="T10"> given expression is not well formed</text:span><text:span text:style-name="T9">"</text:span><text:span text:style-name="T13">&lt;&lt;endl</text:span>;;</text:p>
      <text:p text:style-name="P1">}</text:p>
      <text:p text:style-name="P1">}</text:p>
      <text:p text:style-name="P1"><text:span text:style-name="T8">inline</text:span> <text:span text:style-name="T7">int</text:span> <text:span text:style-name="T13">parseVariable</text:span>(<text:span text:style-name="T7">int</text:span> idx, <text:span text:style-name="T12">stack</text:span>&lt;<text:span text:style-name="T12">Token</text:span>&gt;<text:span text:style-name="T8">*</text:span> postfix,<text:span text:style-name="T12">string</text:span> input){</text:p>
      <text:p text:style-name="P1"><text:span text:style-name="T7">int</text:span> <text:span text:style-name="T12">x</text:span><text:span text:style-name="T7">=</text:span><text:span text:style-name="T14">0</text:span>;</text:p>
      <text:p text:style-name="P1"><text:span text:style-name="T8">while</text:span>(idx<text:span text:style-name="T17">+</text:span><text:span text:style-name="T12">x</text:span><text:span text:style-name="T7">&lt;</text:span>input.<text:span text:style-name="T13">length</text:span>() <text:span text:style-name="T7">&amp;&amp;</text:span> <text:span text:style-name="T7">!</text:span><text:span text:style-name="T13">isOp</text:span>(input<text:span text:style-name="T13">[</text:span>idx<text:span text:style-name="T17">+</text:span><text:span text:style-name="T12">x</text:span><text:span text:style-name="T13">]</text:span>)){</text:p>
      <text:p text:style-name="P1"><text:span text:style-name="T12">x</text:span><text:span text:style-name="T7">++</text:span>;</text:p>
      <text:p text:style-name="P1">}</text:p>
      <text:p text:style-name="P1"><text:span text:style-name="T12">string</text:span> <text:span text:style-name="T12">var</text:span><text:span text:style-name="T7">=</text:span>input.<text:span text:style-name="T13">substr</text:span>(idx,<text:span text:style-name="T12">x</text:span>);</text:p>
      <text:p text:style-name="P1">postfix-&gt;<text:span text:style-name="T13">push</text:span>({<text:span text:style-name="T12">var</text:span>,<text:span text:style-name="T12">VAR</text:span>});</text:p>
      <text:p text:style-name="P1"><text:span text:style-name="T8">if</text:span>(<text:span text:style-name="T12">varPos</text:span>.<text:span text:style-name="T13">find</text:span>(<text:span text:style-name="T12">var</text:span>)<text:span text:style-name="T13">==</text:span><text:span text:style-name="T12">varPos</text:span>.<text:span text:style-name="T13">end</text:span>()){</text:p>
      <text:p text:style-name="P1"><text:span text:style-name="T12">varPos</text:span><text:span text:style-name="T13">[</text:span><text:span text:style-name="T12">var</text:span><text:span text:style-name="T13">]</text:span><text:span text:style-name="T7">=</text:span><text:span text:style-name="T12">numVars</text:span>;</text:p>
      <text:p text:style-name="P1"><text:span text:style-name="T12">numVars</text:span><text:span text:style-name="T7">++</text:span>;</text:p>
      <text:p text:style-name="P1">}</text:p>
      <text:p text:style-name="P1">idx<text:span text:style-name="T7">+=</text:span><text:span text:style-name="T12">x</text:span><text:span text:style-name="T17">-</text:span><text:span text:style-name="T14">1</text:span>;</text:p>
      <text:p text:style-name="P1"><text:span text:style-name="T15">//</text:span><text:span text:style-name="T16">check for correctness of input</text:span></text:p>
      <text:p text:style-name="P1"><text:span text:style-name="T8">if</text:span>(input<text:span text:style-name="T13">[</text:span>idx<text:span text:style-name="T17">+</text:span><text:span text:style-name="T14">1</text:span><text:span text:style-name="T13">]</text:span><text:span text:style-name="T7">==</text:span><text:span text:style-name="T9">'</text:span><text:span text:style-name="T10">~</text:span><text:span text:style-name="T9">'</text:span>){</text:p>
      <text:p text:style-name="P1"><text:span text:style-name="T12">cout</text:span><text:span text:style-name="T13">&lt;&lt;</text:span><text:span text:style-name="T9">"</text:span><text:span text:style-name="T10">Error at operator </text:span><text:span text:style-name="T9">"</text:span><text:span text:style-name="T13">&lt;&lt;</text:span>idx<text:span text:style-name="T17">+</text:span><text:span text:style-name="T14">1</text:span><text:span text:style-name="T13">&lt;&lt;</text:span><text:span text:style-name="T9">"</text:span><text:span text:style-name="T10"> i.e. </text:span><text:span text:style-name="T9">"</text:span><text:span text:style-name="T13">&lt;&lt;</text:span>input<text:span text:style-name="T13">[</text:span>idx<text:span text:style-name="T17">+</text:span><text:span text:style-name="T14">1</text:span><text:span text:style-name="T13">]</text:span>;</text:p>
      <text:p text:style-name="P1"><text:span text:style-name="T12">cout</text:span><text:span text:style-name="T13">&lt;&lt;</text:span><text:span text:style-name="T9">"</text:span><text:span text:style-name="T10"> given expression is not well formed</text:span><text:span text:style-name="T9">"</text:span><text:span text:style-name="T13">&lt;&lt;endl</text:span>;;</text:p>
      <text:p text:style-name="P1"><text:span text:style-name="T13">exit</text:span>(<text:span text:style-name="T14">1</text:span>);</text:p>
      <text:p text:style-name="P1">}</text:p>
      <text:p text:style-name="P1"><text:span text:style-name="T8">return</text:span> idx;</text:p>
      <text:p text:style-name="P1">}</text:p>
      <text:p text:style-name="P1"><text:span text:style-name="T12">stack</text:span>&lt;<text:span text:style-name="T12">Token</text:span>&gt; <text:span text:style-name="T13">infixToPostfix</text:span>(<text:span text:style-name="T12">string</text:span> input){</text:p>
      <text:p text:style-name="P1"><text:span text:style-name="T12">stack</text:span><text:span text:style-name="T7">&lt;</text:span><text:span text:style-name="T12">Token</text:span><text:span text:style-name="T7">&gt;</text:span> <text:span text:style-name="T12">op</text:span>,<text:span text:style-name="T12">postfix</text:span>;</text:p>
      <text:p text:style-name="P1"><text:span text:style-name="T7">int</text:span> <text:span text:style-name="T12">idx</text:span><text:span text:style-name="T7">=</text:span><text:span text:style-name="T14">0</text:span>;</text:p>
      <text:p text:style-name="P1"><text:span text:style-name="T8">while</text:span>(<text:span text:style-name="T12">idx</text:span><text:span text:style-name="T7">&lt;</text:span>input.<text:span text:style-name="T13">length</text:span>()){</text:p>
      <text:p text:style-name="P1"><text:span text:style-name="T8">switch</text:span>(input<text:span text:style-name="T13">[</text:span><text:span text:style-name="T12">idx</text:span><text:span text:style-name="T13">]</text:span>){</text:p>
      <text:p text:style-name="P1"><text:span text:style-name="T15">// </text:span><text:span text:style-name="T16">parenthesis</text:span></text:p>
      <text:p text:style-name="P1"><text:span text:style-name="T8">case</text:span> <text:span text:style-name="T9">'</text:span><text:span text:style-name="T10">(</text:span><text:span text:style-name="T9">'</text:span>:</text:p>
      <text:p text:style-name="P1"><text:span text:style-name="T12">op</text:span>.<text:span text:style-name="T13">emplace</text:span>(<text:span text:style-name="T9">"</text:span><text:span text:style-name="T10">(</text:span><text:span text:style-name="T9">"</text:span>,<text:span text:style-name="T12">OPEN_PAREN</text:span>);</text:p>
      <text:p text:style-name="P1"><text:span text:style-name="T8">break</text:span>;</text:p>
      <text:p text:style-name="P1"><text:span text:style-name="T8">case</text:span> <text:span text:style-name="T9">'</text:span><text:span text:style-name="T10">)</text:span><text:span text:style-name="T9">'</text:span>:</text:p>
      <text:p text:style-name="P1"><text:span text:style-name="T8">while</text:span>(<text:span text:style-name="T7">!</text:span><text:span text:style-name="T12">op</text:span>.<text:span text:style-name="T13">empty</text:span>() <text:span text:style-name="T7">&amp;&amp;</text:span> <text:span text:style-name="T12">op</text:span>.<text:span text:style-name="T13">top</text:span>().<text:span text:style-name="T17">type</text:span><text:span text:style-name="T7">!=</text:span><text:span text:style-name="T12">OPEN_PAREN</text:span>){</text:p>
      <text:p text:style-name="P1"><text:span text:style-name="T12">postfix</text:span>.<text:span text:style-name="T13">push</text:span>(<text:span text:style-name="T12">op</text:span>.<text:span text:style-name="T13">top</text:span>());</text:p>
      <text:p text:style-name="P1"><text:span text:style-name="T12">op</text:span>.<text:span text:style-name="T13">pop</text:span>();</text:p>
      <text:p text:style-name="P1">}</text:p>
      <text:p text:style-name="P1"><text:span text:style-name="T8">if</text:span>(<text:span text:style-name="T7">!</text:span><text:span text:style-name="T12">op</text:span>.<text:span text:style-name="T13">empty</text:span>())</text:p>
      <text:p text:style-name="P1"><text:span text:style-name="T12">op</text:span>.<text:span text:style-name="T13">pop</text:span>();</text:p>
      <text:p text:style-name="P1"><text:soft-page-break/><text:span text:style-name="T8">break</text:span>;</text:p>
      <text:p text:style-name="P1"><text:span text:style-name="T15">// </text:span><text:span text:style-name="T16">binary operators</text:span></text:p>
      <text:p text:style-name="P1"><text:span text:style-name="T8">case</text:span> <text:span text:style-name="T9">'</text:span><text:span text:style-name="T10">&amp;</text:span><text:span text:style-name="T9">'</text:span>:</text:p>
      <text:p text:style-name="P1"><text:span text:style-name="T8">case</text:span> <text:span text:style-name="T9">'</text:span><text:span text:style-name="T10">|</text:span><text:span text:style-name="T9">'</text:span>:</text:p>
      <text:p text:style-name="P1"><text:span text:style-name="T13">parseBinaryOp</text:span>(<text:span text:style-name="T12">idx</text:span>,<text:span text:style-name="T17">&amp;</text:span><text:span text:style-name="T12">postfix</text:span>,<text:span text:style-name="T17">&amp;</text:span><text:span text:style-name="T12">op</text:span>,input);</text:p>
      <text:p text:style-name="P1"><text:span text:style-name="T8">break</text:span>;</text:p>
      <text:p text:style-name="P1"><text:span text:style-name="T15">// </text:span><text:span text:style-name="T16">unary operator</text:span></text:p>
      <text:p text:style-name="P1"><text:span text:style-name="T8">case</text:span> <text:span text:style-name="T9">'</text:span><text:span text:style-name="T10">~</text:span><text:span text:style-name="T9">'</text:span>:</text:p>
      <text:p text:style-name="P1"><text:span text:style-name="T8">while</text:span>(<text:span text:style-name="T7">!</text:span><text:span text:style-name="T12">op</text:span>.<text:span text:style-name="T13">empty</text:span>() <text:span text:style-name="T7">&amp;&amp;</text:span> <text:span text:style-name="T13">precendence</text:span>(<text:span text:style-name="T12">op</text:span>.<text:span text:style-name="T13">top</text:span>().<text:span text:style-name="T17">type</text:span>)<text:span text:style-name="T7">&gt;=</text:span><text:span text:style-name="T14">2</text:span>){</text:p>
      <text:p text:style-name="P1"><text:span text:style-name="T12">postfix</text:span>.<text:span text:style-name="T13">push</text:span>(<text:span text:style-name="T12">op</text:span>.<text:span text:style-name="T13">top</text:span>());</text:p>
      <text:p text:style-name="P1"><text:span text:style-name="T12">op</text:span>.<text:span text:style-name="T13">pop</text:span>();</text:p>
      <text:p text:style-name="P1">}</text:p>
      <text:p text:style-name="P1"><text:span text:style-name="T12">op</text:span>.<text:span text:style-name="T13">emplace</text:span>(input.<text:span text:style-name="T13">substr</text:span>(<text:span text:style-name="T12">idx</text:span>,<text:span text:style-name="T14">1</text:span>),<text:span text:style-name="T12">NOT</text:span>);</text:p>
      <text:p text:style-name="P1"><text:span text:style-name="T8">break</text:span>;</text:p>
      <text:p text:style-name="P1"><text:span text:style-name="T8">default</text:span>:</text:p>
      <text:p text:style-name="P1"><text:span text:style-name="T15">//</text:span><text:span text:style-name="T16">variable</text:span></text:p>
      <text:p text:style-name="P1"><text:span text:style-name="T12">idx</text:span><text:span text:style-name="T7">=</text:span><text:span text:style-name="T13">parseVariable</text:span>(<text:span text:style-name="T12">idx</text:span>, <text:span text:style-name="T17">&amp;</text:span><text:span text:style-name="T12">postfix</text:span>, input);</text:p>
      <text:p text:style-name="P1"><text:span text:style-name="T8">break</text:span>;</text:p>
      <text:p text:style-name="P1">}</text:p>
      <text:p text:style-name="P1"><text:span text:style-name="T12">idx</text:span><text:span text:style-name="T7">++</text:span>;</text:p>
      <text:p text:style-name="P1">}</text:p>
      <text:p text:style-name="P1"><text:span text:style-name="T15">// </text:span><text:span text:style-name="T16">empty the operator stack</text:span></text:p>
      <text:p text:style-name="P1"><text:span text:style-name="T8">while</text:span>(<text:span text:style-name="T7">!</text:span><text:span text:style-name="T12">op</text:span>.<text:span text:style-name="T13">empty</text:span>()){</text:p>
      <text:p text:style-name="P1"><text:span text:style-name="T12">postfix</text:span>.<text:span text:style-name="T13">push</text:span>(<text:span text:style-name="T12">op</text:span>.<text:span text:style-name="T13">top</text:span>());</text:p>
      <text:p text:style-name="P1"><text:span text:style-name="T12">op</text:span>.<text:span text:style-name="T13">pop</text:span>();</text:p>
      <text:p text:style-name="P1">}</text:p>
      <text:p text:style-name="P1"><text:span text:style-name="T15">//</text:span><text:span text:style-name="T16">reverse postfix</text:span></text:p>
      <text:p text:style-name="P1"><text:span text:style-name="T12">stack</text:span><text:span text:style-name="T7">&lt;</text:span><text:span text:style-name="T12">Token</text:span><text:span text:style-name="T7">&gt;</text:span> <text:span text:style-name="T12">temp</text:span>;</text:p>
      <text:p text:style-name="P1"><text:span text:style-name="T8">while</text:span>(<text:span text:style-name="T7">!</text:span><text:span text:style-name="T12">postfix</text:span>.<text:span text:style-name="T13">empty</text:span>()){</text:p>
      <text:p text:style-name="P1"><text:span text:style-name="T12">temp</text:span>.<text:span text:style-name="T13">push</text:span>(<text:span text:style-name="T12">postfix</text:span>.<text:span text:style-name="T13">top</text:span>());</text:p>
      <text:p text:style-name="P1"><text:span text:style-name="T12">postfix</text:span>.<text:span text:style-name="T13">pop</text:span>();</text:p>
      <text:p text:style-name="P1">}</text:p>
      <text:p text:style-name="P1"><text:span text:style-name="T8">if</text:span>(<text:span text:style-name="T12">temp</text:span>.<text:span text:style-name="T13">size</text:span>()<text:span text:style-name="T7">==</text:span><text:span text:style-name="T14">0</text:span>){</text:p>
      <text:p text:style-name="P1"><text:span text:style-name="T12">cout</text:span><text:span text:style-name="T13">&lt;&lt;</text:span><text:span text:style-name="T9">"</text:span><text:span text:style-name="T10">Error: No tokens found</text:span><text:span text:style-name="T9">"</text:span><text:span text:style-name="T13">&lt;&lt;endl</text:span>;</text:p>
      <text:p text:style-name="P1"><text:span text:style-name="T13">exit</text:span>(<text:span text:style-name="T14">1</text:span>);</text:p>
      <text:p text:style-name="P1">}</text:p>
      <text:p text:style-name="P1"><text:span text:style-name="T8">return</text:span> <text:span text:style-name="T12">temp</text:span>;</text:p>
      <text:p text:style-name="P1">}</text:p>
      <text:p text:style-name="P1"><text:span text:style-name="T7">bool</text:span> <text:span text:style-name="T13">evaluate</text:span>(<text:span text:style-name="T12">stack</text:span>&lt;<text:span text:style-name="T12">Token</text:span>&gt; postfix,<text:span text:style-name="T12">bitset</text:span>&lt;<text:span text:style-name="T14">1</text:span><text:span text:style-name="T17">+</text:span><text:span text:style-name="T13">MAX_EXPR_SIZE</text:span><text:span text:style-name="T17">/</text:span><text:span text:style-name="T14">2</text:span>&gt; values){</text:p>
      <text:p text:style-name="P1"><text:span text:style-name="T12">stack</text:span><text:span text:style-name="T7">&lt;</text:span><text:span text:style-name="T12">Token</text:span><text:span text:style-name="T7">&gt;</text:span> <text:span text:style-name="T12">result</text:span>;</text:p>
      <text:p text:style-name="P1"><text:span text:style-name="T12">Token</text:span> <text:span text:style-name="T12">a</text:span>,<text:span text:style-name="T12">b</text:span>,<text:span text:style-name="T12">op</text:span>;</text:p>
      <text:p text:style-name="P1"><text:span text:style-name="T8">while</text:span>(<text:span text:style-name="T7">!</text:span>postfix.<text:span text:style-name="T13">empty</text:span>()){</text:p>
      <text:p text:style-name="P1"><text:span text:style-name="T8">if</text:span>(postfix.<text:span text:style-name="T13">top</text:span>().<text:span text:style-name="T17">type</text:span><text:span text:style-name="T7">==</text:span><text:span text:style-name="T12">VAR</text:span>){</text:p>
      <text:p text:style-name="P1">postfix.<text:span text:style-name="T13">top</text:span>().<text:span text:style-name="T13">setValue</text:span>(values);</text:p>
      <text:p text:style-name="P1"><text:span text:style-name="T12">result</text:span>.<text:span text:style-name="T13">push</text:span>(postfix.<text:span text:style-name="T13">top</text:span>());</text:p>
      <text:p text:style-name="P1">postfix.<text:span text:style-name="T13">pop</text:span>();</text:p>
      <text:p text:style-name="P1"><text:span text:style-name="T8">continue</text:span>;</text:p>
      <text:p text:style-name="P1">}</text:p>
      <text:p text:style-name="P1"><text:span text:style-name="T12">a</text:span><text:span text:style-name="T13">=</text:span><text:span text:style-name="T12">result</text:span>.<text:span text:style-name="T13">top</text:span>();</text:p>
      <text:p text:style-name="P1"><text:span text:style-name="T12">result</text:span>.<text:span text:style-name="T13">pop</text:span>();</text:p>
      <text:p text:style-name="P1"><text:span text:style-name="T8">switch</text:span>(postfix.<text:span text:style-name="T13">top</text:span>().<text:span text:style-name="T17">type</text:span>){</text:p>
      <text:p text:style-name="P1"><text:soft-page-break/><text:span text:style-name="T8">case</text:span> <text:span text:style-name="T12">AND</text:span>:</text:p>
      <text:p text:style-name="P1"><text:span text:style-name="T12">b</text:span><text:span text:style-name="T13">=</text:span><text:span text:style-name="T12">result</text:span>.<text:span text:style-name="T13">top</text:span>();</text:p>
      <text:p text:style-name="P1"><text:span text:style-name="T12">result</text:span>.<text:span text:style-name="T13">pop</text:span>();</text:p>
      <text:p text:style-name="P1"><text:span text:style-name="T12">result</text:span>.<text:span text:style-name="T13">emplace</text:span>(<text:span text:style-name="T12">VAR</text:span>,<text:span text:style-name="T12">a</text:span>.<text:span text:style-name="T17">value&amp;</text:span><text:span text:style-name="T12">b</text:span>.<text:span text:style-name="T17">value</text:span>);</text:p>
      <text:p text:style-name="P1"><text:span text:style-name="T8">break</text:span>;</text:p>
      <text:p text:style-name="P1"><text:span text:style-name="T8">case</text:span> <text:span text:style-name="T12">OR</text:span>:</text:p>
      <text:p text:style-name="P1"><text:span text:style-name="T12">b</text:span><text:span text:style-name="T13">=</text:span><text:span text:style-name="T12">result</text:span>.<text:span text:style-name="T13">top</text:span>();</text:p>
      <text:p text:style-name="P1"><text:span text:style-name="T12">result</text:span>.<text:span text:style-name="T13">pop</text:span>();</text:p>
      <text:p text:style-name="P1"><text:span text:style-name="T12">result</text:span>.<text:span text:style-name="T13">emplace</text:span>(<text:span text:style-name="T12">VAR</text:span>,<text:span text:style-name="T12">a</text:span>.<text:span text:style-name="T17">value|</text:span><text:span text:style-name="T12">b</text:span>.<text:span text:style-name="T17">value</text:span>);</text:p>
      <text:p text:style-name="P1"><text:span text:style-name="T8">break</text:span>;</text:p>
      <text:p text:style-name="P1"><text:span text:style-name="T8">case</text:span> <text:span text:style-name="T12">NOT</text:span>:</text:p>
      <text:p text:style-name="P1"><text:span text:style-name="T12">result</text:span>.<text:span text:style-name="T13">emplace</text:span>(<text:span text:style-name="T12">VAR</text:span>,<text:span text:style-name="T7">!</text:span><text:span text:style-name="T12">a</text:span>.<text:span text:style-name="T17">value</text:span>);</text:p>
      <text:p text:style-name="P1"><text:span text:style-name="T8">break</text:span>;</text:p>
      <text:p text:style-name="P1"><text:span text:style-name="T8">default</text:span>:</text:p>
      <text:p text:style-name="P1"><text:span text:style-name="T12">cout</text:span><text:span text:style-name="T13">&lt;&lt;</text:span><text:span text:style-name="T9">"</text:span><text:span text:style-name="T10">Error: expected operator token, got: </text:span><text:span text:style-name="T9">"</text:span><text:span text:style-name="T13">&lt;&lt;</text:span>postfix</text:p>
      <text:p text:style-name="P1">.<text:span text:style-name="T13">top</text:span>().<text:span text:style-name="T17">name</text:span>;</text:p>
      <text:p text:style-name="P1"><text:span text:style-name="T12">cout</text:span><text:span text:style-name="T13">&lt;&lt;</text:span><text:span text:style-name="T9">"</text:span><text:span text:style-name="T10"> with name:</text:span><text:span text:style-name="T9">"</text:span><text:span text:style-name="T13">&lt;&lt;</text:span>postfix.<text:span text:style-name="T13">top</text:span>().<text:span text:style-name="T17">name</text:span><text:span text:style-name="T13">&lt;&lt;endl</text:span>;</text:p>
      <text:p text:style-name="P1"><text:span text:style-name="T13">exit</text:span>(<text:span text:style-name="T14">1</text:span>);</text:p>
      <text:p text:style-name="P1">}</text:p>
      <text:p text:style-name="P1">postfix.<text:span text:style-name="T13">pop</text:span>();</text:p>
      <text:p text:style-name="P1">}</text:p>
      <text:p text:style-name="P1"><text:span text:style-name="T13">printValues</text:span>(values,<text:span text:style-name="T12">result</text:span>.<text:span text:style-name="T13">top</text:span>().<text:span text:style-name="T17">value</text:span>);</text:p>
      <text:p text:style-name="P1"><text:span text:style-name="T8">return</text:span> <text:span text:style-name="T12">result</text:span>.<text:span text:style-name="T13">top</text:span>().<text:span text:style-name="T17">value</text:span>;</text:p>
      <text:p text:style-name="P1">}</text:p>
      <text:p text:style-name="P1"><text:span text:style-name="T7">void</text:span> <text:span text:style-name="T13">generateTable</text:span>(<text:span text:style-name="T12">stack</text:span>&lt;<text:span text:style-name="T12">Token</text:span>&gt; e,<text:span text:style-name="T12">string</text:span> inputExp){</text:p>
      <text:p text:style-name="P1"><text:span text:style-name="T25">/* </text:span><text:span text:style-name="T26">Generates the truth table; </text:span><text:span text:style-name="T25">*/</text:span></text:p>
      <text:p text:style-name="P1"><text:span text:style-name="T13">printTableHeader</text:span>(inputExp);</text:p>
      <text:p text:style-name="P1"><text:span text:style-name="T7">int</text:span> <text:span text:style-name="T12">totalEntries</text:span><text:span text:style-name="T7">=</text:span><text:span text:style-name="T14">0</text:span>, <text:span text:style-name="T12">totalTrue</text:span><text:span text:style-name="T7">=</text:span><text:span text:style-name="T14">0</text:span>,<text:span text:style-name="T12">i</text:span>;</text:p>
      <text:p text:style-name="P1"><text:span text:style-name="T12">node</text:span> <text:span text:style-name="T12">start</text:span><text:span text:style-name="T7">=</text:span>{.idx<text:span text:style-name="T7">=</text:span><text:span text:style-name="T17">-</text:span><text:span text:style-name="T14">1</text:span>},<text:span text:style-name="T12">tmp</text:span>;</text:p>
      <text:p text:style-name="P1"><text:span text:style-name="T7">bool</text:span> <text:span text:style-name="T12">result</text:span>;</text:p>
      <text:p text:style-name="P1"><text:span text:style-name="T12">list</text:span><text:span text:style-name="T7">&lt;</text:span><text:span text:style-name="T12">node</text:span><text:span text:style-name="T7">&gt;</text:span> <text:span text:style-name="T12">table</text:span>;</text:p>
      <text:p text:style-name="P1"><text:span text:style-name="T12">totalEntries</text:span><text:span text:style-name="T7">++</text:span>;</text:p>
      <text:p text:style-name="P1"><text:span text:style-name="T8">if</text:span>(<text:span text:style-name="T13">evaluate</text:span>(e,<text:span text:style-name="T12">start</text:span>.<text:span text:style-name="T17">varValues</text:span>))</text:p>
      <text:p text:style-name="P1"><text:span text:style-name="T12">totalTrue</text:span><text:span text:style-name="T7">++</text:span>;</text:p>
      <text:p text:style-name="P1"><text:span text:style-name="T12">table</text:span>.<text:span text:style-name="T13">push_front</text:span>(<text:span text:style-name="T12">start</text:span>);</text:p>
      <text:p text:style-name="P1"><text:span text:style-name="T7">int</text:span> <text:span text:style-name="T12">count</text:span><text:span text:style-name="T7">=</text:span><text:span text:style-name="T14">0</text:span>;</text:p>
      <text:p text:style-name="P1"><text:span text:style-name="T8">while</text:span>(<text:span text:style-name="T7">!</text:span><text:span text:style-name="T12">table</text:span>.<text:span text:style-name="T13">empty</text:span>()){</text:p>
      <text:p text:style-name="P1"><text:span text:style-name="T12">tmp</text:span><text:span text:style-name="T13">=</text:span><text:span text:style-name="T12">table</text:span>.<text:span text:style-name="T13">front</text:span>();</text:p>
      <text:p text:style-name="P1"><text:span text:style-name="T12">table</text:span>.<text:span text:style-name="T13">pop_front</text:span>();</text:p>
      <text:p text:style-name="P1"><text:span text:style-name="T12">i</text:span><text:span text:style-name="T7">=</text:span><text:span text:style-name="T12">tmp</text:span>.<text:span text:style-name="T17">idx+</text:span><text:span text:style-name="T14">1</text:span>;</text:p>
      <text:p text:style-name="P1"><text:span text:style-name="T8">if</text:span> (<text:span text:style-name="T12">i</text:span><text:span text:style-name="T7">&gt;=</text:span><text:span text:style-name="T12">numVars</text:span>){</text:p>
      <text:p text:style-name="P1"><text:span text:style-name="T8">continue</text:span>;</text:p>
      <text:p text:style-name="P1">}</text:p>
      <text:p text:style-name="P1"><text:span text:style-name="T12">table</text:span>.<text:span text:style-name="T13">emplace_back</text:span>(<text:span text:style-name="T12">node</text:span>{<text:span text:style-name="T12">tmp</text:span>.<text:span text:style-name="T17">varValues</text:span>,<text:span text:style-name="T12">i</text:span> });</text:p>
      <text:p text:style-name="P1"><text:span text:style-name="T12">tmp</text:span>.<text:span text:style-name="T17">varValues</text:span><text:span text:style-name="T13">[</text:span><text:span text:style-name="T12">i</text:span><text:span text:style-name="T13">]=</text:span><text:span text:style-name="T14">1</text:span>;</text:p>
      <text:p text:style-name="P1"><text:span text:style-name="T12">table</text:span>.<text:span text:style-name="T13">emplace_back</text:span>(<text:span text:style-name="T12">node</text:span>{<text:span text:style-name="T12">tmp</text:span>.<text:span text:style-name="T17">varValues</text:span>,<text:span text:style-name="T12">i</text:span> });</text:p>
      <text:p text:style-name="P1"><text:span text:style-name="T8">if</text:span>(<text:span text:style-name="T13">evaluate</text:span>(e,<text:span text:style-name="T12">tmp</text:span>.<text:span text:style-name="T17">varValues</text:span>)){</text:p>
      <text:p text:style-name="P1"><text:span text:style-name="T12">totalTrue</text:span><text:span text:style-name="T7">++</text:span>;</text:p>
      <text:p text:style-name="P1">}</text:p>
      <text:p text:style-name="P1"><text:span text:style-name="T12">totalEntries</text:span><text:span text:style-name="T7">++</text:span>;</text:p>
      <text:p text:style-name="P1">}</text:p>
      <text:p text:style-name="P1"><text:soft-page-break/><text:span text:style-name="T12">cout</text:span><text:span text:style-name="T13">&lt;&lt;</text:span><text:span text:style-name="T9">"</text:span><text:span text:style-name="T10">entries: </text:span><text:span text:style-name="T9">"</text:span><text:span text:style-name="T13">&lt;&lt;</text:span><text:span text:style-name="T12">totalEntries</text:span><text:span text:style-name="T13">&lt;&lt;endl</text:span>;</text:p>
      <text:p text:style-name="P1"><text:span text:style-name="T12">cout</text:span><text:span text:style-name="T13">&lt;&lt;</text:span><text:span text:style-name="T9">"</text:span><text:span text:style-name="T10">total true: </text:span><text:span text:style-name="T9">"</text:span><text:span text:style-name="T13">&lt;&lt;</text:span><text:span text:style-name="T12">totalTrue</text:span><text:span text:style-name="T13">&lt;&lt;endl</text:span>;</text:p>
      <text:p text:style-name="P1"><text:span text:style-name="T12">cout</text:span><text:span text:style-name="T13">&lt;&lt;endl&lt;&lt;</text:span><text:span text:style-name="T9">"</text:span><text:span text:style-name="T10">Therefore the given wff is </text:span><text:span text:style-name="T9">"</text:span>;</text:p>
      <text:p text:style-name="P1"><text:span text:style-name="T8">if</text:span>(<text:span text:style-name="T12">totalTrue</text:span><text:span text:style-name="T7">==</text:span><text:span text:style-name="T12">totalEntries</text:span>)</text:p>
      <text:p text:style-name="P1"><text:span text:style-name="T12">cout</text:span><text:span text:style-name="T13">&lt;&lt;</text:span><text:span text:style-name="T9">"</text:span><text:span text:style-name="T10">valid</text:span><text:span text:style-name="T9">"</text:span><text:span text:style-name="T13">&lt;&lt;endl</text:span>;</text:p>
      <text:p text:style-name="P1"><text:span text:style-name="T8">else</text:span> <text:span text:style-name="T8">if</text:span>(<text:span text:style-name="T12">totalTrue</text:span><text:span text:style-name="T7">==</text:span><text:span text:style-name="T14">0</text:span>)</text:p>
      <text:p text:style-name="P1"><text:span text:style-name="T12">cout</text:span><text:span text:style-name="T13">&lt;&lt;</text:span><text:span text:style-name="T9">"</text:span><text:span text:style-name="T10">unsatisfiable</text:span><text:span text:style-name="T9">"</text:span><text:span text:style-name="T13">&lt;&lt;endl</text:span>;</text:p>
      <text:p text:style-name="P5">else</text:p>
      <text:p text:style-name="P1"><text:span text:style-name="T12">cout</text:span><text:span text:style-name="T13">&lt;&lt;</text:span><text:span text:style-name="T9">"</text:span><text:span text:style-name="T10">satisfi</text:span><text:span text:style-name="T11">a</text:span><text:span text:style-name="T10">ble</text:span><text:span text:style-name="T9">"</text:span><text:span text:style-name="T13">&lt;&lt;endl</text:span>;</text:p>
      <text:p text:style-name="P1">}</text:p>
      <text:p text:style-name="P1"><text:span text:style-name="T7">int</text:span> <text:span text:style-name="T13">main</text:span>(){</text:p>
      <text:p text:style-name="P1"><text:span text:style-name="T12">string</text:span> <text:span text:style-name="T12">input</text:span>;</text:p>
      <text:p text:style-name="P1"><text:span text:style-name="T12">cout</text:span><text:span text:style-name="T13">&lt;&lt;</text:span><text:span text:style-name="T9">"</text:span><text:span text:style-name="T10">Enter expression to be evalutated: </text:span><text:span text:style-name="T9">"</text:span>;</text:p>
      <text:p text:style-name="P1"><text:span text:style-name="T12">cin</text:span><text:span text:style-name="T13">&gt;&gt;</text:span><text:span text:style-name="T12">input</text:span>;</text:p>
      <text:p text:style-name="P1"><text:span text:style-name="T12">stack</text:span><text:span text:style-name="T7">&lt;</text:span><text:span text:style-name="T12">Token</text:span><text:span text:style-name="T7">&gt;</text:span> <text:span text:style-name="T12">postfix</text:span><text:span text:style-name="T7">=</text:span><text:span text:style-name="T13">infixToPostfix</text:span>(<text:span text:style-name="T12">input</text:span>);</text:p>
      <text:p text:style-name="P1"><text:span text:style-name="T13">generateTable</text:span>(<text:span text:style-name="T12">postfix</text:span>,<text:span text:style-name="T12">input</text:span>);</text:p>
      <text:p text:style-name="P9"><text:span text:style-name="T24">}</text:span></text:p>
      <text:p text:style-name="P11">Output <text:span text:style-name="T4">:</text:span></text:p>
      <text:p text:style-name="P13"><text:span text:style-name="T27">1. </text:span>Enter expression to be evalutated: l|m(g)</text:p>
      <text:p text:style-name="P13">l ; m ; g ; l|m(g)</text:p>
      <text:p text:style-name="P13">0 ; 0 ; 0 ; <text:s text:c="2"/>0</text:p>
      <text:p text:style-name="P13">1 ; 0 ; 0 ; <text:s text:c="2"/>0</text:p>
      <text:p text:style-name="P13">0 ; 1 ; 0 ; <text:s text:c="2"/>1</text:p>
      <text:p text:style-name="P13">1 ; 1 ; 0 ; <text:s text:c="2"/>1</text:p>
      <text:p text:style-name="P13">0 ; 0 ; 1 ; <text:s text:c="2"/>1</text:p>
      <text:p text:style-name="P13">0 ; 1 ; 1 ; <text:s text:c="2"/>1</text:p>
      <text:p text:style-name="P13">1 ; 0 ; 1 ; <text:s text:c="2"/>1</text:p>
      <text:p text:style-name="P13">1 ; 1 ; 1 ; <text:s text:c="2"/>1</text:p>
      <text:p text:style-name="P13">entries: 8</text:p>
      <text:p text:style-name="P13">total true: 6</text:p>
      <text:p text:style-name="P13">Therefore the given wff is satisfiable</text:p>
      <text:p text:style-name="P13"/>
      <text:p text:style-name="P13"><text:span text:style-name="T27">2. </text:span>Enter expression to be evalutated: l&amp;~l</text:p>
      <text:p text:style-name="P13">l ; l&amp;~l</text:p>
      <text:p text:style-name="P13">0 ; <text:s text:c="2"/>0</text:p>
      <text:p text:style-name="P13">1 ; <text:s text:c="2"/>0</text:p>
      <text:p text:style-name="P13">entries: 2</text:p>
      <text:p text:style-name="P13">total true: 0</text:p>
      <text:p text:style-name="P13">Therefore the given wff is unsatisfiable</text:p>
      <text:p text:style-name="P13"/>
      <text:p text:style-name="P14">3. Enter expression to be evalutated: m|~m</text:p>
      <text:p text:style-name="P14">m ; m|~m</text:p>
      <text:p text:style-name="P14">0 ; <text:s text:c="2"/>1</text:p>
      <text:p text:style-name="P14">1 ; <text:s text:c="2"/>1</text:p>
      <text:p text:style-name="P14">entries: 2</text:p>
      <text:p text:style-name="P14">total true: 2</text:p>
      <text:p text:style-name="P14">Therefore the given wff is valid</text:p>
      <text:p text:style-name="P14"/>
      <text:p text:style-name="P2"/>
      <text:p text:style-name="P8"><text:span text:style-name="T3">Conclusion </text:span><text:span text:style-name="T5">: The given program was successfully written and executed.</text:span></text:p>
      <text:p text:style-name="P15"/>
      <text:p text:style-name="P12">Deepraj Bhosale</text:p>
      <text:p text:style-name="P12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Roboto" svg:font-family="Robo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9T11:12:02.523000000</meta:creation-date>
    <dc:date>2021-07-29T13:03:43.278575944</dc:date>
    <meta:editing-duration>PT36M11S</meta:editing-duration>
    <meta:editing-cycles>5</meta:editing-cycles>
    <meta:generator>LibreOffice/7.1.4.2$Linux_X86_64 LibreOffice_project/10$Build-2</meta:generator>
    <meta:document-statistic meta:table-count="0" meta:image-count="0" meta:object-count="0" meta:page-count="6" meta:paragraph-count="299" meta:word-count="772" meta:character-count="6362" meta:non-whitespace-character-count="5864"/>
  </office:meta>
</office:document-meta>
</file>